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8.07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0ee11" officeooo:paragraph-rsid="0000ee11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66f5e" officeooo:paragraph-rsid="00066f5e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0aa241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d9eb6" officeooo:paragraph-rsid="000d9eb6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0f4b76" officeooo:paragraph-rsid="000f4b76" style:font-size-asian="12pt" style:font-size-complex="12pt"/>
    </style:style>
    <style:style style:name="P8" style:family="paragraph" style:parent-style-name="Table_20_Contents">
      <style:paragraph-properties fo:background-color="#eeeeee">
        <style:background-image/>
      </style:paragraph-properties>
      <style:text-properties fo:font-size="12pt" officeooo:rsid="0010bd0b" officeooo:paragraph-rsid="0010bd0b" style:font-size-asian="12pt" style:font-size-complex="12pt"/>
    </style:style>
    <style:style style:name="P9" style:family="paragraph" style:parent-style-name="Table_20_Contents">
      <style:paragraph-properties fo:background-color="#eeeeee">
        <style:background-image/>
      </style:paragraph-properties>
      <style:text-properties fo:font-size="12pt" officeooo:rsid="0013f851" officeooo:paragraph-rsid="0013f851" style:font-size-asian="12pt" style:font-size-complex="12pt"/>
    </style:style>
    <style:style style:name="P10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11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d9eb6" officeooo:paragraph-rsid="000d9eb6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text-properties fo:font-size="12pt" officeooo:rsid="00167e57" officeooo:paragraph-rsid="00167e57" style:font-size-asian="12pt" style:font-size-complex="12pt"/>
    </style:style>
    <style:style style:name="P15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fo:font-size="12pt" officeooo:rsid="001d2fb0" style:font-size-asian="12pt" style:font-size-complex="12pt"/>
    </style:style>
    <style:style style:name="P18" style:family="paragraph" style:parent-style-name="Table_20_Contents">
      <style:paragraph-properties fo:background-color="#eeeeee">
        <style:background-image/>
      </style:paragraph-properties>
      <style:text-properties fo:font-size="12pt" officeooo:rsid="0023d8b8" officeooo:paragraph-rsid="0023d8b8" style:font-size-asian="12pt" style:font-size-complex="12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3d8b8" officeooo:paragraph-rsid="0023d8b8" style:font-size-asian="12pt" style:font-size-complex="12pt"/>
    </style:style>
    <style:style style:name="P20" style:family="paragraph" style:parent-style-name="Table_20_Contents">
      <style:paragraph-properties fo:background-color="#eeeeee">
        <style:background-image/>
      </style:paragraph-properties>
      <style:text-properties officeooo:paragraph-rsid="000d9eb6"/>
    </style:style>
    <style:style style:name="P21" style:family="paragraph" style:parent-style-name="Table_20_Contents">
      <style:paragraph-properties fo:background-color="#eeeeee">
        <style:background-image/>
      </style:paragraph-properties>
      <style:text-properties officeooo:rsid="0023d8b8" officeooo:paragraph-rsid="0023d8b8"/>
    </style:style>
    <style:style style:name="P22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9eb6" style:font-size-asian="12pt" style:font-size-complex="12pt"/>
    </style:style>
    <style:style style:name="T3" style:family="text">
      <style:text-properties fo:font-size="12pt" officeooo:rsid="0023d8b8" style:font-size-asian="12pt" style:font-size-complex="12pt"/>
    </style:style>
    <style:style style:name="T4" style:family="text">
      <style:text-properties fo:font-size="12pt" style:font-name-asian="Times New Roman" style:font-size-asian="12pt" style:font-size-complex="12pt"/>
    </style:style>
    <style:style style:name="T5" style:family="text">
      <style:text-properties fo:font-size="12pt" officeooo:rsid="0010bd0b" style:font-name-asian="Times New Roman" style:font-size-asian="12pt" style:font-size-complex="12pt"/>
    </style:style>
    <style:style style:name="T6" style:family="text">
      <style:text-properties fo:font-size="12pt" officeooo:rsid="0021ece7" style:font-name-asian="Times New Roman" style:font-size-asian="12pt" style:font-size-complex="12pt"/>
    </style:style>
    <style:style style:name="T7" style:family="text">
      <style:text-properties fo:font-size="12pt" officeooo:rsid="0023d8b8" style:font-name-asian="Times New Roman" style:font-size-asian="12pt" style:font-size-complex="12pt"/>
    </style:style>
    <style:style style:name="T8" style:family="text">
      <style:text-properties officeooo:rsid="000d9eb6"/>
    </style:style>
    <style:style style:name="T9" style:family="text">
      <style:text-properties officeooo:rsid="0013595f"/>
    </style:style>
    <style:style style:name="T10" style:family="text">
      <style:text-properties officeooo:rsid="0013f851"/>
    </style:style>
    <style:style style:name="T11" style:family="text">
      <style:text-properties officeooo:rsid="0021ec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4">MP-Too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4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1">201<text:span text:style-name="T8">7</text:span>/<text:span text:style-name="T8">05/08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4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18">Wrapping Ma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4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18">20170508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2">PCBA :</text:p>
          </table:table-cell>
          <table:covered-table-cell/>
          <table:table-cell table:style-name="表格1.A3" table:number-columns-spanned="11" office:value-type="string">
            <text:p text:style-name="P18">W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4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5">項目</text:p>
                </table:table-cell>
                <table:table-cell table:style-name="表格2.A1" office:value-type="string">
                  <text:p text:style-name="P15">位置</text:p>
                </table:table-cell>
                <table:table-cell table:style-name="表格2.A1" office:value-type="string">
                  <text:p text:style-name="P15">檔案名稱</text:p>
                </table:table-cell>
                <table:table-cell table:style-name="表格2.A1" office:value-type="string">
                  <text:p text:style-name="P15">檢查碼(MD5)</text:p>
                </table:table-cell>
                <table:table-cell table:style-name="表格2.A1" office:value-type="string">
                  <text:p text:style-name="P15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3">1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19">MFG-Tools-MP-2017-05-08.zip</text:p>
                </table:table-cell>
                <table:table-cell table:style-name="表格2.A1" office:value-type="string">
                  <text:p text:style-name="P19">ebfcad426016d7a8d4e966a52716f41c</text:p>
                </table:table-cell>
                <table:table-cell table:style-name="表格2.A1" office:value-type="string">
                  <text:p text:style-name="P11">mp-tools</text:p>
                </table:table-cell>
              </table:table-row>
              <table:table-row table:style-name="表格2.1">
                <table:table-cell table:style-name="表格2.A1" office:value-type="string">
                  <text:p text:style-name="P13">2.</text:p>
                </table:table-cell>
                <table:table-cell table:style-name="表格2.A1" office:value-type="string">
                  <text:p text:style-name="P7">U</text:p>
                </table:table-cell>
                <table:table-cell table:style-name="表格2.A1" office:value-type="string">
                  <text:p text:style-name="P6"/>
                </table:table-cell>
                <table:table-cell table:style-name="表格2.A1" office:value-type="string">
                  <text:p text:style-name="P5"/>
                </table:table-cell>
                <table:table-cell table:style-name="表格2.A1" office:value-type="string">
                  <text:p text:style-name="P11"/>
                </table:table-cell>
              </table:table-row>
              <table:table-row table:style-name="表格2.1">
                <table:table-cell table:style-name="表格2.A1" office:value-type="string">
                  <text:p text:style-name="P13">3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4"/>
                </table:table-cell>
              </table:table-row>
              <table:table-row table:style-name="表格2.1">
                <table:table-cell table:style-name="表格2.A1" office:value-type="string">
                  <text:p text:style-name="P13">4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3">5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10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10"/>
                </table:table-cell>
              </table:table-row>
              <table:table-row table:style-name="表格2.1">
                <table:table-cell table:style-name="表格2.A1" office:value-type="string">
                  <text:p text:style-name="P13">6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3">7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><text:bookmark text:name="_GoBack"/>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3">8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3">9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3">10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4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20"><text:span text:style-name="T1">1. 版本</text:span><text:span text:style-name="T4"> </text:span><text:span text:style-name="T7">20170508</text:span><text:span text:style-name="T1">, <text:s/>For </text:span><text:span text:style-name="T3">mfgtools</text:span><text:span text:style-name="T1"> 製作外部的</text:span><text:span text:style-name="T2">mp-tools <text:s/></text:span><text:span text:style-name="T3">SD卡</text:span><text:span text:style-name="T1">使用。</text:span></text:p>
            <text:p text:style-name="P21"><text:span text:style-name="T1">2. 提供給工廠製作, mp 的SD卡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12">歸檔：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office:value-type="string">
            <text:p text:style-name="P12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2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2">研發單位：</text:p>
          </table:table-cell>
          <table:table-cell table:style-name="表格1.A2" table:number-columns-spanned="2" office:value-type="string">
            <text:p text:style-name="P2">Alston</text:p>
          </table:table-cell>
          <table:covered-table-cell/>
          <table:table-cell table:style-name="表格1.A2" table:number-columns-spanned="2" office:value-type="string">
            <text:p text:style-name="P12">負責人：</text:p>
          </table:table-cell>
          <table:covered-table-cell/>
          <table:table-cell table:style-name="表格1.A2" office:value-type="string">
            <text:p text:style-name="P2"/>
          </table:table-cell>
        </table:table-row>
      </table:table>
      <text:p text:style-name="P16">附件(說明) :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5-17T09:15:30.712232899</dc:date>
    <meta:print-date>1900-12-31T16:00:00</meta:print-date>
    <meta:editing-cycles>37</meta:editing-cycles>
    <meta:editing-duration>PT53M51S</meta:editing-duration>
    <meta:generator>LibreOffice/4.2.6.3$Linux_X86_64 LibreOffice_project/420m0$Build-3</meta:generator>
    <meta:document-statistic meta:table-count="2" meta:image-count="0" meta:object-count="0" meta:page-count="1" meta:paragraph-count="48" meta:word-count="125" meta:character-count="297" meta:non-whitespace-character-count="2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